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a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475">
            <text:p>2,475</text:p>
          </table:table-cell>
          <table:table-cell table:style-name="ce22" office:value-type="float" office:value="599">
            <text:p>59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76">
            <text:p>976</text:p>
          </table:table-cell>
          <table:table-cell table:style-name="ce23" office:value-type="float" office:value="546">
            <text:p>54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128">
            <text:p>12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19">
            <text:p>1719</text:p>
          </table:table-cell>
          <table:table-cell table:style-name="ce22" office:value-type="float" office:value="244">
            <text:p>24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69">
            <text:p>169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412">
            <text:p>6,412</text:p>
          </table:table-cell>
          <table:table-cell table:style-name="ce22" office:value-type="float" office:value="1777">
            <text:p>177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96">
            <text:p>9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891">
            <text:p>89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56">
            <text:p>856</text:p>
          </table:table-cell>
          <table:table-cell table:style-name="ce23" office:value-type="float" office:value="208">
            <text:p>20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350">
            <text:p>235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611">
            <text:p>3611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112">
            <text:p>1,112</text:p>
          </table:table-cell>
          <table:table-cell table:style-name="ce23" office:value-type="float" office:value="356">
            <text:p>35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161">
            <text:p>16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021">
            <text:p>10021</text:p>
          </table:table-cell>
          <table:table-cell table:style-name="ce22" office:value-type="float" office:value="961">
            <text:p>96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541">
            <text:p>18541</text:p>
          </table:table-cell>
          <table:table-cell table:style-name="ce22" office:value-type="float" office:value="2615">
            <text:p>261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953">
            <text:p>24953</text:p>
          </table:table-cell>
          <table:table-cell table:style-name="ce22" office:value-type="float" office:value="4392">
            <text:p>439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